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llExample.onSpringAtRest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llExample.onDraw( Canvas canva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allExample.onTouchEvent( MotionEvent ev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BallExample.onGlobalLay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llExample.onBeforeIntegrate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llExample.dist( double posX , double posY , double pos2X , double pos2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llExample.checkConstraint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allExample.onAfterIntegrate( BaseSpringSystem springSys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llExample.BallExample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llExample.onSpringUpd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llExample.BallExampl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llExample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llExample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llExample.BallExample( Context context , AttributeSet attrs , int defSty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